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3.75cm" fo:min-width="6.046cm" draw:shadow="visible" draw:shadow-offset-x="0.035cm" draw:shadow-offset-y="0.035cm" draw:shadow-color="#111111" loext:decorative="false"/>
    </style:style>
    <style:style style:name="gr3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6.75cm" fo:min-width="0cm" draw:shadow="visible" draw:shadow-offset-x="0.035cm" draw:shadow-offset-y="0.035cm" draw:shadow-color="#111111" loext:decorative="false"/>
    </style:style>
    <style:style style:name="gr5" style:family="graphic" style:parent-style-name="standard">
      <style:graphic-properties svg:stroke-color="#b85c00" draw:fill-color="#b85c00" draw:textarea-horizontal-align="justify" draw:textarea-vertical-align="middle" draw:auto-grow-height="false" fo:min-height="4.15cm" fo:min-width="0cm" draw:shadow="visible" draw:shadow-offset-x="0.035cm" draw:shadow-offset-y="0.035cm" draw:shadow-color="#111111" loext:decorative="false"/>
    </style:style>
    <style:style style:name="gr6" style:family="graphic" style:parent-style-name="objectwithoutfill">
      <style:graphic-properties svg:stroke-width="0.035cm" svg:stroke-color="#ff0000" draw:marker-start="Extrémités_20_de_20_flèche_20_2" draw:marker-start-width="0.252cm" draw:marker-end="Extrémités_20_de_20_flèche_20_2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ff0000" draw:marker-start="Extrémités_20_de_20_flèche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solid" svg:stroke-width="0.053cm" svg:stroke-color="#ff0000" draw:marker-start="" draw:marker-start-width="0.34cm" draw:marker-start-center="false" draw:marker-end="" draw:marker-end-width="0.34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0.476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53cm" svg:stroke-color="#ff0000" draw:marker-start="" draw:marker-start-width="0.34cm" draw:marker-start-center="false" draw:marker-end="" draw:marker-end-width="0.34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0.476cm" fo:min-width="0.18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85c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6.546cm" svg:height="4cm" svg:x="9.127cm" svg:y="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127cm" svg:y1="9.25cm" svg:x2="15.672cm" svg:y2="9.25cm">
            <text:p/>
          </draw:line>
          <draw:line draw:style-name="gr3" draw:text-style-name="P2" draw:layer="layout" svg:x1="9.127cm" svg:y1="12.75cm" svg:x2="15.672cm" svg:y2="12.75cm">
            <text:p/>
          </draw:line>
          <draw:custom-shape draw:style-name="gr4" draw:text-style-name="P1" draw:layer="layout" svg:width="0.327cm" svg:height="7cm" svg:x="8.8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27cm" svg:height="7cm" svg:x="15.673cm" svg:y="7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9.127cm" svg:y="8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9.373cm" svg:y="8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9.618cm" svg:y="8.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164cm" svg:height="4.4cm" svg:x="9.864cm" svg:y="8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10.109cm" svg:y="8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10.355cm" svg:y="8.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164cm" svg:height="4.4cm" svg:x="10.6cm" svg:y="8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10.846cm" svg:y="8.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164cm" svg:height="4.4cm" svg:x="11.091cm" svg:y="8.8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6" draw:text-style-name="P2" draw:layer="layout" svg:x1="9.127cm" svg:y1="7.25cm" svg:x2="15.672cm" svg:y2="7.25cm">
            <text:p/>
          </draw:line>
          <draw:line draw:style-name="gr7" draw:text-style-name="P2" draw:layer="layout" svg:x1="11.418cm" svg:y1="13.25cm" svg:x2="13.452cm" svg:y2="14.088cm">
            <text:p/>
          </draw:line>
          <draw:custom-shape draw:style-name="gr8" draw:text-style-name="P5" draw:layer="layout" svg:width="0.509cm" svg:height="0.761cm" svg:x="12.241cm" svg:y="7.489cm">
            <text:p text:style-name="P4"><text:span text:style-name="T1">L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9" draw:text-style-name="P5" draw:layer="layout" svg:width="0.714cm" svg:height="0.761cm" svg:x="13.75cm" svg:y="13.739cm">
            <text:p text:style-name="P4"><text:span text:style-name="T1">D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836 946" svg:d="M0 0v110h418 418v-110zM418 110l-418 836h836z"/>
    <draw:marker draw:name="Extrémités_20_de_20_flèche_20_3" draw:display-name="Extrémités de flèche 3" svg:viewBox="0 0 1131 1580" svg:d="M1013 1491l118 89-567-1580-564 1580 114-85 136-68 148-46 161-17 161 13 153 4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3:18:49.946570852</meta:creation-date>
    <dc:date>2025-03-16T16:05:57.265044012</dc:date>
    <meta:editing-duration>PT29M56S</meta:editing-duration>
    <meta:editing-cycles>10</meta:editing-cycles>
    <meta:generator>LibreOffice/24.8.5.2$Linux_X86_64 LibreOffice_project/27b361b745d0ea8f99bc93dfcb7a39098dfa5fff</meta:generator>
    <meta:document-statistic meta:object-count="19"/>
  </office:meta>
</office:document-meta>
</file>